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f45" officeooo:paragraph-rsid="0017c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S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20:04.741886337</meta:creation-date>
    <dc:date>2022-01-15T07:20:37.137212528</dc:date>
    <meta:editing-duration>PT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